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ServiceUnitManager.shutDown( String serviceUnit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aseServiceUnitManager.BaseServiceUnitManager( ServiceMixComponent component , Deployer [ ] deployers , boolean persis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ServiceUnitManager.deploy( String serviceUnitName , String serviceUnitRootPa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aseServiceUnitManager.undeploy( String serviceUnitName , String serviceUnitRootPath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BaseServiceUnitManager.BaseServiceUnitManager( ServiceMixComponent component , Deployer [ ] deploy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iceUnitManager.createSuccessMessage( String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ServiceUnitManager.start( String serviceUnit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aseServiceUnitManager.stop( String serviceUnit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aseServiceUnitManager.doDeploy( String serviceUnitName , String serviceUnitRoo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ServiceUnitManager.init( String serviceUnitName , String serviceUnitRootPath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BaseServiceUnitManager.getServiceUni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iceUnitManager.doUndeploy( ServiceUnit su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ServiceUnitManager.failure( String task , String info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